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3.281"/>
          <table:table-cell office:value-type="float" office:value="32.84"/>
          <table:table-cell office:value-type="float" office:value="29.82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823.0"/>
          <table:table-cell office:value-type="float" office:value="483993.0"/>
          <table:table-cell office:value-type="float" office:value="329307.0"/>
          <table:table-cell office:value-type="float" office:value="1192903.0"/>
          <table:table-cell office:value-type="float" office:value="318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949"/>
          <table:table-cell office:value-type="float" office:value="11.63"/>
          <table:table-cell office:value-type="float" office:value="8.5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2411.0"/>
          <table:table-cell office:value-type="float" office:value="168992.0"/>
          <table:table-cell office:value-type="float" office:value="329307.0"/>
          <table:table-cell office:value-type="float" office:value="1192903.0"/>
          <table:table-cell office:value-type="float" office:value="320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6056"/>
          <table:table-cell office:value-type="float" office:value="1.90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4.0"/>
          <table:table-cell office:value-type="float" office:value="238293.0"/>
          <table:table-cell office:value-type="float" office:value="903217.0"/>
          <table:table-cell office:value-type="float" office:value="237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0.4583"/>
          <table:table-cell office:value-type="float" office:value="29.982"/>
          <table:table-cell office:value-type="float" office:value="26.94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018.0"/>
          <table:table-cell office:value-type="float" office:value="419062.0"/>
          <table:table-cell office:value-type="float" office:value="329307.0"/>
          <table:table-cell office:value-type="float" office:value="1192904.0"/>
          <table:table-cell office:value-type="float" office:value="320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3198"/>
          <table:table-cell office:value-type="float" office:value="11.907"/>
          <table:table-cell office:value-type="float" office:value="8.7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1046.0"/>
          <table:table-cell office:value-type="float" office:value="162959.0"/>
          <table:table-cell office:value-type="float" office:value="329307.0"/>
          <table:table-cell office:value-type="float" office:value="1192904.0"/>
          <table:table-cell office:value-type="float" office:value="318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1853"/>
          <table:table-cell office:value-type="float" office:value="2.126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704.0"/>
          <table:table-cell office:value-type="float" office:value="238293.0"/>
          <table:table-cell office:value-type="float" office:value="903218.0"/>
          <table:table-cell office:value-type="float" office:value="2367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0.2562"/>
          <table:table-cell office:value-type="float" office:value="19.811"/>
          <table:table-cell office:value-type="float" office:value="16.65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236.0"/>
          <table:table-cell office:value-type="float" office:value="271837.0"/>
          <table:table-cell office:value-type="float" office:value="329307.0"/>
          <table:table-cell office:value-type="float" office:value="1192903.0"/>
          <table:table-cell office:value-type="float" office:value="318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3486"/>
          <table:table-cell office:value-type="float" office:value="11.926"/>
          <table:table-cell office:value-type="float" office:value="8.86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53.0"/>
          <table:table-cell office:value-type="float" office:value="137095.0"/>
          <table:table-cell office:value-type="float" office:value="329307.0"/>
          <table:table-cell office:value-type="float" office:value="1192903.0"/>
          <table:table-cell office:value-type="float" office:value="321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421"/>
          <table:table-cell office:value-type="float" office:value="2.256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5123.0"/>
          <table:table-cell office:value-type="float" office:value="238293.0"/>
          <table:table-cell office:value-type="float" office:value="903217.0"/>
          <table:table-cell office:value-type="float" office:value="236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4112"/>
          <table:table-cell office:value-type="float" office:value="13.939"/>
          <table:table-cell office:value-type="float" office:value="10.88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9973.0"/>
          <table:table-cell office:value-type="float" office:value="170225.0"/>
          <table:table-cell office:value-type="float" office:value="329307.0"/>
          <table:table-cell office:value-type="float" office:value="1192903.0"/>
          <table:table-cell office:value-type="float" office:value="320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863"/>
          <table:table-cell office:value-type="float" office:value="19.429"/>
          <table:table-cell office:value-type="float" office:value="16.21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5121.0"/>
          <table:table-cell office:value-type="float" office:value="165163.0"/>
          <table:table-cell office:value-type="float" office:value="329307.0"/>
          <table:table-cell office:value-type="float" office:value="1192903.0"/>
          <table:table-cell office:value-type="float" office:value="320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9274"/>
          <table:table-cell office:value-type="float" office:value="2.17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53.0"/>
          <table:table-cell office:value-type="float" office:value="238293.0"/>
          <table:table-cell office:value-type="float" office:value="903217.0"/>
          <table:table-cell office:value-type="float" office:value="2367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96.7596"/>
          <table:table-cell office:value-type="float" office:value="96.374"/>
          <table:table-cell office:value-type="float" office:value="93.35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39810.0"/>
          <table:table-cell office:value-type="float" office:value="1422566.0"/>
          <table:table-cell office:value-type="float" office:value="329307.0"/>
          <table:table-cell office:value-type="float" office:value="1192904.0"/>
          <table:table-cell office:value-type="float" office:value="320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7148"/>
          <table:table-cell office:value-type="float" office:value="4.84"/>
          <table:table-cell office:value-type="float" office:value="1.5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26.0"/>
          <table:table-cell office:value-type="float" office:value="43884.0"/>
          <table:table-cell office:value-type="float" office:value="329307.0"/>
          <table:table-cell office:value-type="float" office:value="1192904.0"/>
          <table:table-cell office:value-type="float" office:value="320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4716"/>
          <table:table-cell office:value-type="float" office:value="3.057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68.0"/>
          <table:table-cell office:value-type="float" office:value="16105.0"/>
          <table:table-cell office:value-type="float" office:value="238293.0"/>
          <table:table-cell office:value-type="float" office:value="903218.0"/>
          <table:table-cell office:value-type="float" office:value="2356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2.2821"/>
          <table:table-cell office:value-type="float" office:value="11.807"/>
          <table:table-cell office:value-type="float" office:value="8.58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8553.0"/>
          <table:table-cell office:value-type="float" office:value="171203.0"/>
          <table:table-cell office:value-type="float" office:value="358358.0"/>
          <table:table-cell office:value-type="float" office:value="1302731.0"/>
          <table:table-cell office:value-type="float" office:value="337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3269"/>
          <table:table-cell office:value-type="float" office:value="4.273"/>
          <table:table-cell office:value-type="float" office:value="0.9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08.0"/>
          <table:table-cell office:value-type="float" office:value="5795.0"/>
          <table:table-cell office:value-type="float" office:value="358358.0"/>
          <table:table-cell office:value-type="float" office:value="1302731.0"/>
          <table:table-cell office:value-type="float" office:value="340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2649"/>
          <table:table-cell office:value-type="float" office:value="2.475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835.0"/>
          <table:table-cell office:value-type="float" office:value="267415.0"/>
          <table:table-cell office:value-type="float" office:value="1013047.0"/>
          <table:table-cell office:value-type="float" office:value="2525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8.612"/>
          <table:table-cell office:value-type="float" office:value="18.054"/>
          <table:table-cell office:value-type="float" office:value="14.89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38920.0"/>
          <table:table-cell office:value-type="float" office:value="310049.0"/>
          <table:table-cell office:value-type="float" office:value="358358.0"/>
          <table:table-cell office:value-type="float" office:value="1302731.0"/>
          <table:table-cell office:value-type="float" office:value="340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52571"/>
          <table:table-cell office:value-type="float" office:value="8.063"/>
          <table:table-cell office:value-type="float" office:value="4.78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495.0"/>
          <table:table-cell office:value-type="float" office:value="107168.0"/>
          <table:table-cell office:value-type="float" office:value="358358.0"/>
          <table:table-cell office:value-type="float" office:value="1302731.0"/>
          <table:table-cell office:value-type="float" office:value="340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4406"/>
          <table:table-cell office:value-type="float" office:value="2.374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408.0"/>
          <table:table-cell office:value-type="float" office:value="267415.0"/>
          <table:table-cell office:value-type="float" office:value="1013047.0"/>
          <table:table-cell office:value-type="float" office:value="2539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4.5973"/>
          <table:table-cell office:value-type="float" office:value="34.091"/>
          <table:table-cell office:value-type="float" office:value="30.91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81824.0"/>
          <table:table-cell office:value-type="float" office:value="556918.0"/>
          <table:table-cell office:value-type="float" office:value="358358.0"/>
          <table:table-cell office:value-type="float" office:value="1302732.0"/>
          <table:table-cell office:value-type="float" office:value="337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2347"/>
          <table:table-cell office:value-type="float" office:value="13.717"/>
          <table:table-cell office:value-type="float" office:value="10.46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269.0"/>
          <table:table-cell office:value-type="float" office:value="226036.0"/>
          <table:table-cell office:value-type="float" office:value="358358.0"/>
          <table:table-cell office:value-type="float" office:value="1302732.0"/>
          <table:table-cell office:value-type="float" office:value="338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0872"/>
          <table:table-cell office:value-type="float" office:value="2.526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3006.0"/>
          <table:table-cell office:value-type="float" office:value="267415.0"/>
          <table:table-cell office:value-type="float" office:value="1013048.0"/>
          <table:table-cell office:value-type="float" office:value="2514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2.9132"/>
          <table:table-cell office:value-type="float" office:value="42.51"/>
          <table:table-cell office:value-type="float" office:value="39.18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98716.0"/>
          <table:table-cell office:value-type="float" office:value="685558.0"/>
          <table:table-cell office:value-type="float" office:value="358358.0"/>
          <table:table-cell office:value-type="float" office:value="1302733.0"/>
          <table:table-cell office:value-type="float" office:value="340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136"/>
          <table:table-cell office:value-type="float" office:value="9.469"/>
          <table:table-cell office:value-type="float" office:value="6.2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719.0"/>
          <table:table-cell office:value-type="float" office:value="89021.0"/>
          <table:table-cell office:value-type="float" office:value="358358.0"/>
          <table:table-cell office:value-type="float" office:value="1302733.0"/>
          <table:table-cell office:value-type="float" office:value="337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1677"/>
          <table:table-cell office:value-type="float" office:value="2.52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2789.0"/>
          <table:table-cell office:value-type="float" office:value="267415.0"/>
          <table:table-cell office:value-type="float" office:value="1013049.0"/>
          <table:table-cell office:value-type="float" office:value="250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0.2789"/>
          <table:table-cell office:value-type="float" office:value="9.834"/>
          <table:table-cell office:value-type="float" office:value="6.38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081.0"/>
          <table:table-cell office:value-type="float" office:value="72886.0"/>
          <table:table-cell office:value-type="float" office:value="358358.0"/>
          <table:table-cell office:value-type="float" office:value="1302733.0"/>
          <table:table-cell office:value-type="float" office:value="337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7012"/>
          <table:table-cell office:value-type="float" office:value="8.795"/>
          <table:table-cell office:value-type="float" office:value="5.74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44.0"/>
          <table:table-cell office:value-type="float" office:value="123186.0"/>
          <table:table-cell office:value-type="float" office:value="358358.0"/>
          <table:table-cell office:value-type="float" office:value="1302733.0"/>
          <table:table-cell office:value-type="float" office:value="3372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7037"/>
          <table:table-cell office:value-type="float" office:value="2.797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10092.0"/>
          <table:table-cell office:value-type="float" office:value="267415.0"/>
          <table:table-cell office:value-type="float" office:value="1013049.0"/>
          <table:table-cell office:value-type="float" office:value="2539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9.8036"/>
          <table:table-cell office:value-type="float" office:value="19.464"/>
          <table:table-cell office:value-type="float" office:value="18.26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4714.0"/>
          <table:table-cell office:value-type="float" office:value="247034.0"/>
          <table:table-cell office:value-type="float" office:value="136792.0"/>
          <table:table-cell office:value-type="float" office:value="478658.0"/>
          <table:table-cell office:value-type="float" office:value="196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9433"/>
          <table:table-cell office:value-type="float" office:value="30.655"/>
          <table:table-cell office:value-type="float" office:value="29.56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13205.0"/>
          <table:table-cell office:value-type="float" office:value="490289.0"/>
          <table:table-cell office:value-type="float" office:value="136792.0"/>
          <table:table-cell office:value-type="float" office:value="478658.0"/>
          <table:table-cell office:value-type="float" office:value="19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7263"/>
          <table:table-cell office:value-type="float" office:value="0.74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90.0"/>
          <table:table-cell office:value-type="float" office:value="83773.0"/>
          <table:table-cell office:value-type="float" office:value="312066.0"/>
          <table:table-cell office:value-type="float" office:value="1451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4.4243"/>
          <table:table-cell office:value-type="float" office:value="13.876"/>
          <table:table-cell office:value-type="float" office:value="12.58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901.0"/>
          <table:table-cell office:value-type="float" office:value="214091.0"/>
          <table:table-cell office:value-type="float" office:value="136792.0"/>
          <table:table-cell office:value-type="float" office:value="478658.0"/>
          <table:table-cell office:value-type="float" office:value="195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8454"/>
          <table:table-cell office:value-type="float" office:value="2.285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2.0"/>
          <table:table-cell office:value-type="float" office:value="19471.0"/>
          <table:table-cell office:value-type="float" office:value="136792.0"/>
          <table:table-cell office:value-type="float" office:value="478658.0"/>
          <table:table-cell office:value-type="float" office:value="196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9889"/>
          <table:table-cell office:value-type="float" office:value="0.75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98.0"/>
          <table:table-cell office:value-type="float" office:value="83773.0"/>
          <table:table-cell office:value-type="float" office:value="312066.0"/>
          <table:table-cell office:value-type="float" office:value="1489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7.9082"/>
          <table:table-cell office:value-type="float" office:value="17.56"/>
          <table:table-cell office:value-type="float" office:value="16.36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51318.0"/>
          <table:table-cell office:value-type="float" office:value="263446.0"/>
          <table:table-cell office:value-type="float" office:value="136792.0"/>
          <table:table-cell office:value-type="float" office:value="478658.0"/>
          <table:table-cell office:value-type="float" office:value="1966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5338"/>
          <table:table-cell office:value-type="float" office:value="1.389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6198.0"/>
          <table:table-cell office:value-type="float" office:value="136792.0"/>
          <table:table-cell office:value-type="float" office:value="478658.0"/>
          <table:table-cell office:value-type="float" office:value="194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6543"/>
          <table:table-cell office:value-type="float" office:value="0.82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708.0"/>
          <table:table-cell office:value-type="float" office:value="83773.0"/>
          <table:table-cell office:value-type="float" office:value="312066.0"/>
          <table:table-cell office:value-type="float" office:value="1496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6.4437"/>
          <table:table-cell office:value-type="float" office:value="26.137"/>
          <table:table-cell office:value-type="float" office:value="24.94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7111.0"/>
          <table:table-cell office:value-type="float" office:value="316797.0"/>
          <table:table-cell office:value-type="float" office:value="136792.0"/>
          <table:table-cell office:value-type="float" office:value="478658.0"/>
          <table:table-cell office:value-type="float" office:value="193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8635"/>
          <table:table-cell office:value-type="float" office:value="1.27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3127.0"/>
          <table:table-cell office:value-type="float" office:value="136792.0"/>
          <table:table-cell office:value-type="float" office:value="478658.0"/>
          <table:table-cell office:value-type="float" office:value="194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0023"/>
          <table:table-cell office:value-type="float" office:value="0.79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4.0"/>
          <table:table-cell office:value-type="float" office:value="83773.0"/>
          <table:table-cell office:value-type="float" office:value="312066.0"/>
          <table:table-cell office:value-type="float" office:value="149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2.0941"/>
          <table:table-cell office:value-type="float" office:value="11.712"/>
          <table:table-cell office:value-type="float" office:value="10.52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8959.0"/>
          <table:table-cell office:value-type="float" office:value="201756.0"/>
          <table:table-cell office:value-type="float" office:value="136792.0"/>
          <table:table-cell office:value-type="float" office:value="478658.0"/>
          <table:table-cell office:value-type="float" office:value="194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4479"/>
          <table:table-cell office:value-type="float" office:value="5.193"/>
          <table:table-cell office:value-type="float" office:value="3.94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46.0"/>
          <table:table-cell office:value-type="float" office:value="42002.0"/>
          <table:table-cell office:value-type="float" office:value="136792.0"/>
          <table:table-cell office:value-type="float" office:value="478658.0"/>
          <table:table-cell office:value-type="float" office:value="1951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8488"/>
          <table:table-cell office:value-type="float" office:value="0.75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9.0"/>
          <table:table-cell office:value-type="float" office:value="83773.0"/>
          <table:table-cell office:value-type="float" office:value="312066.0"/>
          <table:table-cell office:value-type="float" office:value="148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5.6904"/>
          <table:table-cell office:value-type="float" office:value="15.186"/>
          <table:table-cell office:value-type="float" office:value="12.35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67.0"/>
          <table:table-cell office:value-type="float" office:value="190482.0"/>
          <table:table-cell office:value-type="float" office:value="313064.0"/>
          <table:table-cell office:value-type="float" office:value="1131218.0"/>
          <table:table-cell office:value-type="float" office:value="314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0915"/>
          <table:table-cell office:value-type="float" office:value="4.515"/>
          <table:table-cell office:value-type="float" office:value="1.75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921.0"/>
          <table:table-cell office:value-type="float" office:value="17976.0"/>
          <table:table-cell office:value-type="float" office:value="313064.0"/>
          <table:table-cell office:value-type="float" office:value="1131218.0"/>
          <table:table-cell office:value-type="float" office:value="310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2614"/>
          <table:table-cell office:value-type="float" office:value="1.922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679.0"/>
          <table:table-cell office:value-type="float" office:value="221935.0"/>
          <table:table-cell office:value-type="float" office:value="840940.0"/>
          <table:table-cell office:value-type="float" office:value="2276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7.4175"/>
          <table:table-cell office:value-type="float" office:value="17.005"/>
          <table:table-cell office:value-type="float" office:value="14.0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158.0"/>
          <table:table-cell office:value-type="float" office:value="246039.0"/>
          <table:table-cell office:value-type="float" office:value="313064.0"/>
          <table:table-cell office:value-type="float" office:value="1131217.0"/>
          <table:table-cell office:value-type="float" office:value="311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8123"/>
          <table:table-cell office:value-type="float" office:value="6.275"/>
          <table:table-cell office:value-type="float" office:value="3.28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323.0"/>
          <table:table-cell office:value-type="float" office:value="41479.0"/>
          <table:table-cell office:value-type="float" office:value="313064.0"/>
          <table:table-cell office:value-type="float" office:value="1131217.0"/>
          <table:table-cell office:value-type="float" office:value="311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358"/>
          <table:table-cell office:value-type="float" office:value="1.938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3386.0"/>
          <table:table-cell office:value-type="float" office:value="221935.0"/>
          <table:table-cell office:value-type="float" office:value="840939.0"/>
          <table:table-cell office:value-type="float" office:value="2276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1.4245"/>
          <table:table-cell office:value-type="float" office:value="10.977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91.0"/>
          <table:table-cell office:value-type="float" office:value="140992.0"/>
          <table:table-cell office:value-type="float" office:value="313064.0"/>
          <table:table-cell office:value-type="float" office:value="1131217.0"/>
          <table:table-cell office:value-type="float" office:value="310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3685"/>
          <table:table-cell office:value-type="float" office:value="5.442"/>
          <table:table-cell office:value-type="float" office:value="2.6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73.0"/>
          <table:table-cell office:value-type="float" office:value="65850.0"/>
          <table:table-cell office:value-type="float" office:value="313064.0"/>
          <table:table-cell office:value-type="float" office:value="1131217.0"/>
          <table:table-cell office:value-type="float" office:value="310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2624"/>
          <table:table-cell office:value-type="float" office:value="2.47"/>
          <table:table-cell office:value-type="float" office:value="0.8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48.0"/>
          <table:table-cell office:value-type="float" office:value="23941.0"/>
          <table:table-cell office:value-type="float" office:value="221935.0"/>
          <table:table-cell office:value-type="float" office:value="840939.0"/>
          <table:table-cell office:value-type="float" office:value="228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0.1933"/>
          <table:table-cell office:value-type="float" office:value="59.8"/>
          <table:table-cell office:value-type="float" office:value="56.92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65578.0"/>
          <table:table-cell office:value-type="float" office:value="662387.0"/>
          <table:table-cell office:value-type="float" office:value="313064.0"/>
          <table:table-cell office:value-type="float" office:value="1131217.0"/>
          <table:table-cell office:value-type="float" office:value="310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5378"/>
          <table:table-cell office:value-type="float" office:value="4.77"/>
          <table:table-cell office:value-type="float" office:value="2.0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59.0"/>
          <table:table-cell office:value-type="float" office:value="46808.0"/>
          <table:table-cell office:value-type="float" office:value="313064.0"/>
          <table:table-cell office:value-type="float" office:value="1131217.0"/>
          <table:table-cell office:value-type="float" office:value="31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1983"/>
          <table:table-cell office:value-type="float" office:value="2.076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7.0"/>
          <table:table-cell office:value-type="float" office:value="9235.0"/>
          <table:table-cell office:value-type="float" office:value="221935.0"/>
          <table:table-cell office:value-type="float" office:value="840939.0"/>
          <table:table-cell office:value-type="float" office:value="2276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0.0429"/>
          <table:table-cell office:value-type="float" office:value="39.511"/>
          <table:table-cell office:value-type="float" office:value="34.39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64856.0"/>
          <table:table-cell office:value-type="float" office:value="450270.0"/>
          <table:table-cell office:value-type="float" office:value="313064.0"/>
          <table:table-cell office:value-type="float" office:value="1131219.0"/>
          <table:table-cell office:value-type="float" office:value="31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6704"/>
          <table:table-cell office:value-type="float" office:value="25.237"/>
          <table:table-cell office:value-type="float" office:value="22.26"/>
          <table:table-cell office:value-type="float" office:value="1.0"/>
          <table:table-cell office:value-type="float" office:value="0.0"/>
          <table:table-cell office:value-type="float" office:value="234.0"/>
          <table:table-cell office:value-type="float" office:value="66563.0"/>
          <table:table-cell office:value-type="float" office:value="485931.0"/>
          <table:table-cell office:value-type="float" office:value="313064.0"/>
          <table:table-cell office:value-type="float" office:value="1131219.0"/>
          <table:table-cell office:value-type="float" office:value="310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6311"/>
          <table:table-cell office:value-type="float" office:value="2.974"/>
          <table:table-cell office:value-type="float" office:value="1.2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80.0"/>
          <table:table-cell office:value-type="float" office:value="45938.0"/>
          <table:table-cell office:value-type="float" office:value="221935.0"/>
          <table:table-cell office:value-type="float" office:value="840941.0"/>
          <table:table-cell office:value-type="float" office:value="2276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9344"/>
          <table:table-cell office:value-type="float" office:value="1.006"/>
          <table:table-cell office:value-type="float" office:value="0.5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2.0"/>
          <table:table-cell office:value-type="float" office:value="25452.0"/>
          <table:table-cell office:value-type="float" office:value="49626.0"/>
          <table:table-cell office:value-type="float" office:value="171523.0"/>
          <table:table-cell office:value-type="float" office:value="135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8282"/>
          <table:table-cell office:value-type="float" office:value="0.4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1.0"/>
          <table:table-cell office:value-type="float" office:value="49626.0"/>
          <table:table-cell office:value-type="float" office:value="171523.0"/>
          <table:table-cell office:value-type="float" office:value="1365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97326"/>
          <table:table-cell office:value-type="float" office:value="0.2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34353.0"/>
          <table:table-cell office:value-type="float" office:value="121921.0"/>
          <table:table-cell office:value-type="float" office:value="110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356"/>
          <table:table-cell office:value-type="float" office:value="1.316"/>
          <table:table-cell office:value-type="float" office:value="0.8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49.0"/>
          <table:table-cell office:value-type="float" office:value="30729.0"/>
          <table:table-cell office:value-type="float" office:value="49626.0"/>
          <table:table-cell office:value-type="float" office:value="171523.0"/>
          <table:table-cell office:value-type="float" office:value="134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2958"/>
          <table:table-cell office:value-type="float" office:value="0.5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1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22064"/>
          <table:table-cell office:value-type="float" office:value="0.29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.0"/>
          <table:table-cell office:value-type="float" office:value="34353.0"/>
          <table:table-cell office:value-type="float" office:value="121921.0"/>
          <table:table-cell office:value-type="float" office:value="119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871138"/>
          <table:table-cell office:value-type="float" office:value="0.5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49626.0"/>
          <table:table-cell office:value-type="float" office:value="171523.0"/>
          <table:table-cell office:value-type="float" office:value="1365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7965"/>
          <table:table-cell office:value-type="float" office:value="0.6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49626.0"/>
          <table:table-cell office:value-type="float" office:value="171523.0"/>
          <table:table-cell office:value-type="float" office:value="136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9485"/>
          <table:table-cell office:value-type="float" office:value="0.3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86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66646"/>
          <table:table-cell office:value-type="float" office:value="0.5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49626.0"/>
          <table:table-cell office:value-type="float" office:value="171523.0"/>
          <table:table-cell office:value-type="float" office:value="135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45036"/>
          <table:table-cell office:value-type="float" office:value="0.4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53813"/>
          <table:table-cell office:value-type="float" office:value="0.3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34353.0"/>
          <table:table-cell office:value-type="float" office:value="121921.0"/>
          <table:table-cell office:value-type="float" office:value="1112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89324"/>
          <table:table-cell office:value-type="float" office:value="0.54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655.0"/>
          <table:table-cell office:value-type="float" office:value="49626.0"/>
          <table:table-cell office:value-type="float" office:value="171523.0"/>
          <table:table-cell office:value-type="float" office:value="134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4252"/>
          <table:table-cell office:value-type="float" office:value="0.4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49626.0"/>
          <table:table-cell office:value-type="float" office:value="171523.0"/>
          <table:table-cell office:value-type="float" office:value="131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54875"/>
          <table:table-cell office:value-type="float" office:value="0.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20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